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bfe5" officeooo:paragraph-rsid="000ebfe5"/>
    </style:style>
    <style:style style:name="P2" style:family="paragraph" style:parent-style-name="Standard">
      <style:text-properties officeooo:rsid="000ebfe5" officeooo:paragraph-rsid="000f2f70"/>
    </style:style>
    <style:style style:name="P3" style:family="paragraph" style:parent-style-name="Standard">
      <style:text-properties officeooo:rsid="000f2f70" officeooo:paragraph-rsid="000f2f70"/>
    </style:style>
    <style:style style:name="P4" style:family="paragraph" style:parent-style-name="Standard" style:list-style-name="L1">
      <style:text-properties officeooo:rsid="000f2f70" officeooo:paragraph-rsid="000f2f70"/>
    </style:style>
    <style:style style:name="P5" style:family="paragraph" style:parent-style-name="Standard">
      <style:text-properties officeooo:rsid="0010b2af" officeooo:paragraph-rsid="0010b2af"/>
    </style:style>
    <style:style style:name="P6" style:family="paragraph" style:parent-style-name="Standard">
      <style:text-properties officeooo:rsid="00123c7f" officeooo:paragraph-rsid="00123c7f"/>
    </style:style>
    <style:style style:name="P7" style:family="paragraph" style:parent-style-name="Standard" style:list-style-name="L1" style:master-page-name="">
      <style:paragraph-properties fo:margin-left="2.101cm" fo:margin-right="0cm" fo:text-indent="-0.6cm" style:auto-text-indent="false" style:page-number="auto"/>
      <style:text-properties officeooo:rsid="000f2f70" officeooo:paragraph-rsid="000f2f70"/>
    </style:style>
    <style:style style:name="P8" style:family="paragraph" style:parent-style-name="Standard" style:list-style-name="L1" style:master-page-name="">
      <style:paragraph-properties fo:margin-left="2.101cm" fo:margin-right="0cm" fo:text-indent="-0.6cm" style:auto-text-indent="false" style:page-number="auto"/>
      <style:text-properties officeooo:rsid="0010b2af" officeooo:paragraph-rsid="0010b2af"/>
    </style:style>
    <style:style style:name="P9" style:family="paragraph" style:parent-style-name="Standard" style:list-style-name="L1">
      <style:paragraph-properties fo:margin-left="2.101cm" fo:margin-right="0cm" fo:text-indent="-0.6cm" style:auto-text-indent="false"/>
      <style:text-properties officeooo:rsid="000f2f70" officeooo:paragraph-rsid="000f2f70"/>
    </style:style>
    <style:style style:name="P10" style:family="paragraph" style:parent-style-name="Standard" style:list-style-name="L1" style:master-page-name="">
      <style:paragraph-properties fo:margin-left="2.101cm" fo:margin-right="0cm" fo:text-indent="-0.6cm" style:auto-text-indent="false" style:page-number="auto"/>
      <style:text-properties officeooo:rsid="0010b2af" officeooo:paragraph-rsid="0010b2af"/>
    </style:style>
    <style:style style:name="P11" style:family="paragraph" style:parent-style-name="Standard" style:list-style-name="L1" style:master-page-name="">
      <style:paragraph-properties fo:margin-left="1.7cm" fo:margin-right="0cm" fo:text-indent="-0.6cm" style:auto-text-indent="false" style:page-number="auto"/>
      <style:text-properties officeooo:rsid="000f2f70" officeooo:paragraph-rsid="000f2f70"/>
    </style:style>
    <style:style style:name="P12" style:family="paragraph" style:parent-style-name="Standard" style:list-style-name="L1">
      <style:paragraph-properties fo:margin-left="1.7cm" fo:margin-right="0cm" fo:text-indent="-0.6cm" style:auto-text-indent="false"/>
      <style:text-properties officeooo:rsid="000f2f70" officeooo:paragraph-rsid="000f2f70"/>
    </style:style>
    <style:style style:name="P13" style:family="paragraph" style:parent-style-name="Standard" style:list-style-name="L1" style:master-page-name="">
      <style:paragraph-properties fo:margin-left="2.499cm" fo:margin-right="0cm" fo:text-indent="-0.6cm" style:auto-text-indent="false" style:page-number="auto"/>
      <style:text-properties officeooo:rsid="0010b2af" officeooo:paragraph-rsid="0010b2af"/>
    </style:style>
    <style:style style:name="P14" style:family="paragraph" style:parent-style-name="Standard" style:list-style-name="L1" style:master-page-name="">
      <style:paragraph-properties fo:margin-left="2.9cm" fo:margin-right="0cm" fo:text-indent="-0.6cm" style:auto-text-indent="false" style:page-number="auto"/>
      <style:text-properties officeooo:rsid="000ebfe5" officeooo:paragraph-rsid="0010b2af"/>
    </style:style>
    <style:style style:name="P15" style:family="paragraph" style:parent-style-name="Standard" style:list-style-name="L1" style:master-page-name="">
      <style:paragraph-properties fo:margin-left="2.9cm" fo:margin-right="0cm" fo:text-indent="-0.6cm" style:auto-text-indent="false" style:page-number="auto"/>
      <style:text-properties officeooo:rsid="000ebfe5" officeooo:paragraph-rsid="0010b2af"/>
    </style:style>
    <style:style style:name="P16" style:family="paragraph" style:parent-style-name="Standard" style:list-style-name="L1" style:master-page-name="">
      <style:paragraph-properties fo:margin-left="2.9cm" fo:margin-right="0cm" fo:text-indent="-0.6cm" style:auto-text-indent="false" style:page-number="auto"/>
      <style:text-properties officeooo:rsid="000ebfe5" officeooo:paragraph-rsid="0010b2af"/>
    </style:style>
    <style:style style:name="P17" style:family="paragraph" style:parent-style-name="Standard" style:list-style-name="L1" style:master-page-name="">
      <style:paragraph-properties fo:margin-left="2.9cm" fo:margin-right="0cm" fo:text-indent="-0.6cm" style:auto-text-indent="false" style:page-number="auto"/>
      <style:text-properties officeooo:rsid="000ebfe5" officeooo:paragraph-rsid="0010b2af"/>
    </style:style>
    <style:style style:name="P18" style:family="paragraph" style:parent-style-name="Standard" style:list-style-name="L1" style:master-page-name="">
      <style:paragraph-properties fo:margin-left="2.9cm" fo:margin-right="0cm" fo:text-indent="-0.6cm" style:auto-text-indent="false" style:page-number="auto"/>
      <style:text-properties officeooo:rsid="000ebfe5" officeooo:paragraph-rsid="0010b2af"/>
    </style:style>
    <style:style style:name="P19" style:family="paragraph" style:parent-style-name="Standard" style:list-style-name="L1" style:master-page-name="">
      <style:paragraph-properties fo:margin-left="2.9cm" fo:margin-right="0cm" fo:text-indent="-0.6cm" style:auto-text-indent="false" style:page-number="auto"/>
      <style:text-properties officeooo:rsid="000ebfe5" officeooo:paragraph-rsid="0010b2af"/>
    </style:style>
    <style:style style:name="T1" style:family="text">
      <style:text-properties officeooo:rsid="000ebfe5"/>
    </style:style>
    <style:style style:name="T2" style:family="text">
      <style:text-properties officeooo:rsid="000f2f70"/>
    </style:style>
    <style:style style:name="T3" style:family="text">
      <style:text-properties officeooo:rsid="0010b2af"/>
    </style:style>
    <style:style style:name="T4" style:family="text">
      <style:text-properties officeooo:rsid="0012390c"/>
    </style:style>
    <style:style style:name="T5" style:family="text">
      <style:text-properties officeooo:rsid="00126f7e"/>
    </style:style>
    <style:style style:name="T6" style:family="text">
      <style:text-properties officeooo:rsid="001371b7"/>
    </style:style>
    <style:style style:name="T7" style:family="text">
      <style:text-properties officeooo:rsid="001377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струкция по кастомизации шаблонов платежных страниц</text:p>
      <text:p text:style-name="P3"/>
      <text:p text:style-name="P3">Шаблонная система состоит из трех частей: базовая, разделяемая, пользовательская.</text:p>
      <text:p text:style-name="P3"/>
      <text:p text:style-name="P3">Базовая часть состоит из базовых шаблонов. Она предоставляет стандартную разметку дизайна для всех платежных страниц.</text:p>
      <text:p text:style-name="P3"/>
      <text:p text:style-name="P3">Разделяемая часть содержит ресурсы, используемые как базовой, так и пользовательской частями. К ним относятся файлы стилей, js-файлы, логотипы, иконки, прочие изображения. </text:p>
      <text:p text:style-name="P1"/>
      <text:p text:style-name="P2"><text:span text:style-name="T2">Пользовательская часть состоит из шаблонов и ресурсов, для которых пользователь хочет изменить внешний вид по сравнению с базовым. В этом случае, пользователь помещает кастомизированную копию шаблона нужной страницы (под тем же именем, что и в базовой шаблонной папке) в специально созданную для него папку.</text:span></text:p>
      <text:p text:style-name="P2"/>
      <text:p text:style-name="P5">Базовые и пользовательские части могут содержать в себе одинаковый набор платежных страниц, разделенных по темам. Это позволяет использовать для одних и тех же страниц различный внешний вид, выбираемый из административной панели.</text:p>
      <text:p text:style-name="P2"/>
      <text:p text:style-name="P2">Все шаблоны, требующие кастомизации, и используемые ими ресурсы (файлы стилей css, js-файлы, шрифты, изображения) располагаются внутри папки <text:span text:style-name="T4">пользователя</text:span>, именованой уникальным id ресурса (например, 281). Данный id выбирается разработчиком Best2Pay.</text:p>
      <text:p text:style-name="P1"/>
      <text:p text:style-name="P1">Структура папок стандартизирована и имеет следующий вид:</text:p>
      <text:p text:style-name="P1"/>
      <text:list xml:id="list5724754959358120408" text:style-name="L1">
        <text:list-item>
          <text:p text:style-name="P4">template<text:tab/>- корневая папка для всех шаблонов</text:p>
        </text:list-item>
        <text:list-item>
          <text:p text:style-name="P11"><text:s/>common<text:tab/><text:tab/>- папка разделяемых ресурсов</text:p>
        </text:list-item>
        <text:list-item>
          <text:p text:style-name="P7">css<text:tab/>- <text:span text:style-name="T3">папка стилей</text:span></text:p>
        </text:list-item>
        <text:list-item>
          <text:p text:style-name="P9">fonts<text:tab/>- <text:span text:style-name="T3">папка шрифтов</text:span></text:p>
        </text:list-item>
        <text:list-item>
          <text:p text:style-name="P9">icons<text:tab/>- <text:span text:style-name="T3">папка иконок GUI</text:span></text:p>
        </text:list-item>
        <text:list-item>
          <text:p text:style-name="P9">img<text:tab/>- <text:span text:style-name="T3">папка прочих изображений</text:span></text:p>
        </text:list-item>
        <text:list-item>
          <text:p text:style-name="P9">logo<text:tab/>- <text:span text:style-name="T3">папка логотипов компаний</text:span></text:p>
        </text:list-item>
        <text:list-item>
          <text:p text:style-name="P9">scripts<text:tab/>- <text:span text:style-name="T3">папка javascripts</text:span></text:p>
        </text:list-item>
        <text:list-item>
          <text:p text:style-name="P12"><text:s/>custom<text:tab/><text:tab/>- <text:span text:style-name="T5">папка пользовательских шаблонов и ресурсов</text:span></text:p>
        </text:list-item>
        <text:list-item>
          <text:p text:style-name="P8"><text:span text:style-name="T1">resource_id<text:tab/>- корневая папка шаблонов </text:span>для данного клиента</text:p>
        </text:list-item>
        <text:list-item>
          <text:p text:style-name="P13">new<text:tab/>- название темы шаблонов</text:p>
        </text:list-item>
        <text:list-item>
          <text:p text:style-name="P14">fonts<text:tab/>- папка для хранения пользовательских шрифтов</text:p>
        </text:list-item>
        <text:list-item>
          <text:p text:style-name="P14">img<text:tab/>- папка для хранения пользовательских изображений (фон, кнопки и т.п.)</text:p>
        </text:list-item>
        <text:list-item>
          <text:p text:style-name="P14">logo<text:tab/>- папка для хранения логотипов (логотип клиента, логотипы платежных систем)</text:p>
        </text:list-item>
        <text:list-item>
          <text:p text:style-name="P14">scripts<text:tab/>- папка для хранения пользовательских js-файлов</text:p>
        </text:list-item>
        <text:list-item>
          <text:p text:style-name="P14">styles<text:tab/><text:tab/>- папка для хранения пользовательских файлов стилей</text:p>
        </text:list-item>
        <text:list-item>
          <text:p text:style-name="P14">*.html<text:tab/><text:tab/>- пользовательские html-шаблоны, <text:span text:style-name="T3">требующие переопределения</text:span></text:p>
        </text:list-item>
        <text:list-item>
          <text:p text:style-name="P12"><text:s/>default<text:tab/><text:tab/>- <text:span text:style-name="T6">папка базовых шаблонов</text:span></text:p>
        </text:list-item>
        <text:list-item>
          <text:p text:style-name="P8">theme_dir<text:tab/>- папки с темами</text:p>
        </text:list-item>
        <text:list-item>
          <text:p text:style-name="P13">*.html<text:tab/><text:tab/>- шаблоны платежных страниц</text:p>
          <text:p text:style-name="P12"/>
        </text:list-item>
      </text:list>
      <text:p text:style-name="P1"/>
      <text:p text:style-name="P6">При разработке пользовательских страниц необходимо максимально возможно использова<text:span text:style-name="T7">ть </text:span>ресурс<text:span text:style-name="T7">ы</text:span> из разделяемой части (базовые таблицы стилей, js, изображения и логотипы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19:32:42.944343102</meta:creation-date>
    <dc:date>2015-06-09T20:44:57.962946161</dc:date>
    <meta:editing-duration>PT58M45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30" meta:word-count="326" meta:character-count="2301" meta:non-whitespace-character-count="2015"/>
  </office:meta>
</office:document-meta>
</file>